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f005f" officeooo:paragraph-rsid="001f005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005f" officeooo:paragraph-rsid="001f005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fb374" officeooo:paragraph-rsid="001fb374" fo:background-color="#ffff00" style:font-weight-asian="bold" style:font-weight-complex="bold"/>
    </style:style>
    <style:style style:name="P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f005f" officeooo:paragraph-rsid="001f005f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f005f" officeooo:paragraph-rsid="001f00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KOUT - 1 - DZONE - LEITURA E INTERPRETAÇÃO"</text:p>
      <text:p text:style-name="P3">DATA DA ENTREGA – 17/09</text:p>
      <text:p text:style-name="P4"/>
      <text:p text:style-name="P1"/>
      <text:p text:style-name="P1">1) Leitura do material em anexo (Dzone2018-researchguide-ai.pdf)</text:p>
      <text:p text:style-name="P1">2) Responder aos seguintes pontos</text:p>
      <text:p text:style-name="P5">2.1) Quais são as principais técnicas de IA usadas no ano de 2017 e 2018</text:p>
      <text:p text:style-name="P5">2.2) Comente sobre uma técnica de IA supervisionada e não-supervisionada</text:p>
      <text:p text:style-name="P5">2.3) Comente sobre os principais Frameworks de desenvolvimento de IA usados</text:p>
      <text:p text:style-name="P5">2.4) Quais são as Top-5 linguagens usadas em IA</text:p>
      <text:p text:style-name="P5">2.5) Faça um resumo de no máximo 1-2 páginas sobre o artigo do Dz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5:49:32.826169276</meta:creation-date>
    <dc:date>2018-08-09T15:51:31.151132314</dc:date>
    <meta:editing-duration>PT1M58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9" meta:word-count="84" meta:character-count="500" meta:non-whitespace-character-count="424"/>
  </office:meta>
</office:document-meta>
</file>